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fo:font-weight="bold" officeooo:rsid="000130f6" officeooo:paragraph-rsid="000130f6" style:font-weight-asian="bold" style:font-weight-complex="bold"/>
    </style:style>
    <style:style style:name="P2" style:family="paragraph" style:parent-style-name="Standard">
      <style:text-properties fo:language="es" fo:country="ES" fo:font-weight="normal" officeooo:rsid="000130f6" officeooo:paragraph-rsid="000130f6" style:font-weight-asian="normal" style:font-weight-complex="normal"/>
    </style:style>
    <style:style style:name="P3" style:family="paragraph" style:parent-style-name="Standard">
      <style:text-properties fo:language="es" fo:country="ES" fo:font-weight="normal" officeooo:rsid="0003d64c" officeooo:paragraph-rsid="0003d64c" style:font-weight-asian="normal" style:font-weight-complex="normal"/>
    </style:style>
    <style:style style:name="P4" style:family="paragraph" style:parent-style-name="Standard">
      <style:text-properties fo:language="es" fo:country="ES" fo:font-weight="normal" officeooo:rsid="000b60a7" officeooo:paragraph-rsid="000b60a7" style:font-weight-asian="normal" style:font-weight-complex="normal"/>
    </style:style>
    <style:style style:name="P5" style:family="paragraph" style:parent-style-name="Standard">
      <style:text-properties fo:language="es" fo:country="ES" fo:font-weight="normal" officeooo:rsid="00061f1a" officeooo:paragraph-rsid="00061f1a" style:font-weight-asian="normal" style:font-weight-complex="normal"/>
    </style:style>
    <style:style style:name="P6" style:family="paragraph" style:parent-style-name="Standard">
      <style:text-properties fo:language="es" fo:country="ES" fo:font-weight="normal" officeooo:rsid="000acfc2" officeooo:paragraph-rsid="000acfc2" style:font-weight-asian="normal" style:font-weight-complex="normal"/>
    </style:style>
    <style:style style:name="P7" style:family="paragraph" style:parent-style-name="Standard">
      <style:text-properties fo:language="es" fo:country="ES" fo:font-weight="normal" officeooo:rsid="0007a5ac" officeooo:paragraph-rsid="0007a5ac" style:font-weight-asian="normal" style:font-weight-complex="normal"/>
    </style:style>
    <style:style style:name="P8" style:family="paragraph" style:parent-style-name="Standard">
      <style:text-properties fo:language="es" fo:country="ES" fo:font-weight="normal" officeooo:rsid="000ffafa" officeooo:paragraph-rsid="000ffafa" style:font-weight-asian="normal" style:font-weight-complex="normal"/>
    </style:style>
    <style:style style:name="P9" style:family="paragraph" style:parent-style-name="Standard">
      <style:text-properties fo:language="es" fo:country="ES" fo:font-weight="normal" officeooo:rsid="0014f28f" officeooo:paragraph-rsid="0014f28f" style:font-weight-asian="normal" style:font-weight-complex="normal"/>
    </style:style>
    <style:style style:name="P10" style:family="paragraph" style:parent-style-name="Standard">
      <style:text-properties fo:language="es" fo:country="ES" fo:font-weight="normal" officeooo:rsid="00157e91" officeooo:paragraph-rsid="00157e91" style:font-weight-asian="normal" style:font-weight-complex="normal"/>
    </style:style>
    <style:style style:name="P11" style:family="paragraph" style:parent-style-name="Standard">
      <style:text-properties fo:language="es" fo:country="ES" fo:font-weight="normal" officeooo:rsid="001856cd" officeooo:paragraph-rsid="001856cd" style:font-weight-asian="normal" style:font-weight-complex="normal"/>
    </style:style>
    <style:style style:name="T1" style:family="text">
      <style:text-properties officeooo:rsid="000a60ca"/>
    </style:style>
    <style:style style:name="T2" style:family="text">
      <style:text-properties officeooo:rsid="000d19bc"/>
    </style:style>
    <style:style style:name="T3" style:family="text">
      <style:text-properties officeooo:rsid="00117ad5"/>
    </style:style>
    <style:style style:name="T4" style:family="text">
      <style:text-properties officeooo:rsid="00139727"/>
    </style:style>
    <style:style style:name="T5" style:family="text">
      <style:text-properties officeooo:rsid="00157e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o de desarrollo</text:p>
      <text:p text:style-name="P2"/>
      <text:p text:style-name="P3">04/05/2020:</text:p>
      <text:p text:style-name="P3"/>
      <text:p text:style-name="P4">despues de mucho timpo sin iniciar <text:span text:style-name="T4">ubuntu</text:span>…</text:p>
      <text:p text:style-name="P4"/>
      <text:p text:style-name="P5">Comprobando estado de ubuntu</text:p>
      <text:p text:style-name="P6">actualizar programas ubuntu </text:p>
      <text:p text:style-name="P7">intento de usar la carpeta que habia en windows, no he podido, <text:span text:style-name="T2">plan b duplicar repositorio en el equipo</text:span></text:p>
      <text:p text:style-name="P7">clonado el proyecto desde ubuntu <text:span text:style-name="T1">(Duplicado)</text:span></text:p>
      <text:p text:style-name="P7"/>
      <text:p text:style-name="P8">instalar eclipse <text:span text:style-name="T3">IDE</text:span></text:p>
      <text:p text:style-name="P9">importando y pro<text:span text:style-name="T5">b</text:span>ando el proyecto</text:p>
      <text:p text:style-name="P10">Instaladno plugin WindowBuilder</text:p>
      <text:p text:style-name="P8"/>
      <text:p text:style-name="P11">configurando eclipse para que emple githu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20-05-04T20:44:46.809026961</dc:date>
    <meta:editing-duration>PT1H15M8S</meta:editing-duration>
    <meta:editing-cycles>19</meta:editing-cycles>
    <meta:document-statistic meta:table-count="0" meta:image-count="0" meta:object-count="0" meta:page-count="1" meta:paragraph-count="11" meta:word-count="60" meta:character-count="402" meta:non-whitespace-character-count="352"/>
  </office:meta>
</office:document-meta>
</file>